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 svg:font-family="'Lohit Devanagari'"/>
    <style:font-face style:name="Arial" svg:font-family="Arial"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986cm" fo:margin-left="0.011cm" fo:margin-right="0.004cm" table:align="margins" style:writing-mode="lr-tb"/>
    </style:style>
    <style:style style:name="Tabla1.A" style:family="table-column">
      <style:table-column-properties style:column-width="5.644cm" style:rel-column-width="21776*"/>
    </style:style>
    <style:style style:name="Tabla1.B" style:family="table-column">
      <style:table-column-properties style:column-width="5.68cm" style:rel-column-width="21913*"/>
    </style:style>
    <style:style style:name="Tabla1.C" style:family="table-column">
      <style:table-column-properties style:column-width="5.662cm" style:rel-column-width="21846*"/>
    </style:style>
    <style:style style:name="Tabla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B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C1" style:family="table-cell">
      <style:table-cell-properties fo:background-color="#b2b2b2"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P1" style:family="paragraph" style:parent-style-name="Standard_20__28_user_29_">
      <style:text-properties style:font-name="Arial" fo:font-weight="bold" style:font-weight-asian="bold" style:font-weight-complex="bold"/>
    </style:style>
    <style:style style:name="P2" style:family="paragraph" style:parent-style-name="Standard_20__28_user_29_">
      <style:paragraph-properties fo:text-align="justify" style:justify-single-word="false"/>
      <style:text-properties style:font-name="Arial" fo:font-weight="normal" style:font-weight-asian="normal" style:font-weight-complex="normal"/>
    </style:style>
    <style:style style:name="P3" style:family="paragraph" style:parent-style-name="Table_20_Contents">
      <style:text-properties style:font-name="Arial"/>
    </style:style>
    <style:style style:name="P4" style:family="paragraph" style:parent-style-name="Table_20_Contents">
      <style:text-properties style:use-window-font-color="true" style:font-name="Arial" fo:font-weight="bold" fo:background-color="#b2b2b2" style:font-weight-asian="bold" style:font-weight-complex="bold"/>
    </style:style>
    <style:style style:name="P5" style:family="paragraph" style:parent-style-name="Table_20_Contents">
      <style:paragraph-properties fo:text-align="center" style:justify-single-word="false"/>
      <style:text-properties style:use-window-font-color="true" style:font-name="Arial" fo:font-weight="bold" fo:background-color="transparent" style:font-weight-asian="bold" style:font-weight-complex="bold"/>
    </style:style>
    <style:style style:name="P6" style:family="paragraph" style:parent-style-name="Standard_20__28_user_29_" style:master-page-name="Standard">
      <style:paragraph-properties fo:text-align="center" style:justify-single-word="false" style:page-number="auto"/>
    </style:style>
    <style:style style:name="P7" style:family="paragraph" style:parent-style-name="Standard_20__28_user_29_" style:list-style-name="WWNum1">
      <style:paragraph-properties fo:text-align="justify" style:justify-single-word="false"/>
      <style:text-properties style:font-name="Arial" fo:font-weight="bold" style:font-weight-asian="bold" style:font-weight-complex="bold"/>
    </style:style>
    <style:style style:name="P8" style:family="paragraph" style:parent-style-name="Standard_20__28_user_29_" style:list-style-name="">
      <style:paragraph-properties fo:text-align="justify" style:justify-single-word="false" fo:orphans="2" fo:widows="2"/>
      <style:text-properties style:font-name="Arial" fo:font-weight="bold" style:font-weight-asian="bold" style:font-weight-complex="bold"/>
    </style:style>
    <style:style style:name="P9" style:family="paragraph" style:parent-style-name="Standard_20__28_user_29_" style:list-style-name="WWNum1">
      <style:paragraph-properties fo:text-align="justify" style:justify-single-word="false"/>
      <style:text-properties style:font-name="Arial" fo:font-weight="normal" style:font-weight-asian="normal" style:font-weight-complex="normal"/>
    </style:style>
    <style:style style:name="P10" style:family="paragraph" style:parent-style-name="Standard_20__28_user_29_" style:list-style-name="WWNum1">
      <style:paragraph-properties fo:text-align="justify" style:justify-single-word="false" fo:break-before="page"/>
      <style:text-properties style:font-name="Arial" fo:font-weight="bold" style:font-weight-asian="bold" style:font-weight-complex="bold"/>
    </style:style>
    <style:style style:name="T1" style:family="text">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T2" style:family="text">
      <style:text-properties style:font-name="Arial" style:text-underline-style="solid" style:text-underline-width="auto" style:text-underline-color="font-color" fo:font-weight="bold" style:font-weight-asian="bold" style:font-weight-complex="bold"/>
    </style:style>
    <style:style style:name="T3" style:family="text">
      <style:text-properties officeooo:rsid="001ace4a"/>
    </style:style>
    <style:style style:name="T4" style:family="text">
      <style:text-properties officeooo:rsid="001ccc28"/>
    </style:style>
    <style:style style:name="T5" style:family="text">
      <style:text-properties style:text-underline-style="solid" style:text-underline-width="auto" style:text-underline-color="font-color"/>
    </style:style>
    <style:style style:name="T6"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Exercicis Tema 1 </text:span><text:span text:style-name="T2">(recordeu que sempre heu de raonar les respostes)</text:span></text:p>
      <text:p text:style-name="P1"/>
      <text:list xml:id="list2159065434" text:style-name="WWNum1">
        <text:list-item>
          <text:p text:style-name="P7">Quins 2 principis fonamentals ha de complir una nova idea de negoci per tal de tenir certes opcions d'èxit?</text:p>
          <text:p text:style-name="P9">Una nova idea de negoci ha de ser innovadora i adreçada a una necessitat real <text:span text:style-name="T3">per a poder trionfar</text:span>. També ha de ser <text:span text:style-name="T3">rentable.</text:span></text:p>
          <text:p text:style-name="P7"/>
        </text:list-item>
        <text:list-item>
          <text:p text:style-name="P7">Una idea de negoci pot sorgir fonamentalment de 2 fonts diferents. Quines són aquestes fonts?</text:p>
          <text:p text:style-name="P9"><text:span text:style-name="T3">L</text:span>a identificació d'una necessitat no satisfeta en el mercat o la innovació en productes o serveis existents.</text:p>
          <text:p text:style-name="P7"/>
        </text:list-item>
        <text:list-item>
          <text:p text:style-name="P7">Carles Jiménez ha quedat a l'atur i com a manera de trobar feina ha decidit muntar un xicotet negoci de reparació d'ordinadors. Un amic li diu que és una errada muntar un negoci per necessitat, que al primer problema es vindrà baix. Tanmateix, Carles insisteix. És cert que com li ha dit l'amic crear un negoci per necessitat pot ser perillós? En cas afirmatiu, quines característiques ha de reunir Carles per resoldre l'esmentat handicap?</text:p>
          <text:p text:style-name="P9"><text:span text:style-name="T4">C</text:span>rear un negoci per necessitat pot ser més <text:span text:style-name="T4">perillós</text:span>, ja que les decisions podrien estar impulsades <text:span text:style-name="T4">per la necessitat.</text:span> Per augmentar les opcions d'èxit, Carles ha de fer una anàlisi de mercat, adquirir coneixement i tenir un <text:span text:style-name="T4">bon </text:span>pla de negoci.</text:p>
          <text:p text:style-name="P7"/>
        </text:list-item>
        <text:list-item>
          <text:p text:style-name="P7">La creació d'una guarderia és una idea que pot tenir èxit? Quin tipus de canvi ha provocat l’augment de guarderies als països occidentals?</text:p>
          <text:p text:style-name="P9"><text:span text:style-name="T4">P</text:span>ot t<text:span text:style-name="T4">indre</text:span> èxit si hi ha una demanda suficient i una ubicació adequada. L'augment de guarderies als països occidentals s'ha donat per l'augment de la participació laboral de les dones i la necessitat de cura infantil.</text:p>
        </text:list-item>
        <text:list-item>
          <text:p text:style-name="P7">Pensa almenys en una idea de negoci que es puga aprofitar dels canvis que s'han produït en les pors de la població.</text:p>
          <text:p text:style-name="P9"><text:span text:style-name="T4">U</text:span>na empresa de seguretat cibernètica que ofereixi solucions per protegir la informació personal i empresarial, ja que les preocupacions sobre la seguretat <text:span text:style-name="T4">informàtica </text:span>esta creixent.</text:p>
        </text:list-item>
        <text:list-item>
          <text:p text:style-name="P7">Què és el factor diferenciador d'una empresa? Pensa en un factor diferenciador de tipus pràctic per a un negoci d'informàtica.</text:p>
          <text:p text:style-name="P9"><text:span text:style-name="T4">E</text:span>s allò que la fa destacar i ser competitiva en el mercat. Per a un negoci d'informàtica, oferir serveis de suport tècnic 24/7, garantint una resposta ràpida a les necessitats dels clients.</text:p>
        </text:list-item>
        <text:list-item>
          <text:p text:style-name="P7">Pots pensar en algun canvi del macro entorn, com ara una normativa legal, que puga influir en la viabilitat d'algun negoci informàtic? Alguna oportunitat o algun perill que hagen dut aquests canvis per a determinades idees de negoci relacionades amb la informàtica? (penseu per exemple en la creació d'un programa per controlar determinades actituds prohibides per una normativa)</text:p>
          <text:p text:style-name="P9">Un canvi en la normativa po<text:span text:style-name="T4">t</text:span> influir en la viabilitat d'un negoci informàtic <text:span text:style-name="T4">com una </text:span>nova regulació de privacitat de dades. Aquesta normativa podria <text:span text:style-name="T4">donar</text:span> oportunitats per a empreses que ofereixen solucions de compliment normatiu i seguretat, però també podria ser un perill per a aquelles que no compleixen amb les noves regulacions.</text:p>
        </text:list-item>
      </text:list>
      <text:p text:style-name="P8"/>
      <text:list xml:id="list175241568700410" text:continue-numbering="true" text:style-name="WWNum1">
        <text:list-item>
          <text:p text:style-name="P10">Completa la taula:</text:p>
        </text:list-item>
      </text:list>
      <table:table table:name="Tabla1" table:style-name="Tabla1">
        <table:table-column table:style-name="Tabla1.A"/>
        <table:table-column table:style-name="Tabla1.B"/>
        <table:table-column table:style-name="Tabla1.C"/>
        <table:table-row>
          <table:table-cell table:style-name="Tabla1.A1" office:value-type="string">
            <text:p text:style-name="P5">Canvi social</text:p>
          </table:table-cell>
          <table:table-cell table:style-name="Tabla1.B1" office:value-type="string">
            <text:p text:style-name="P4">Necessitats i negocis</text:p>
          </table:table-cell>
          <table:table-cell table:style-name="Tabla1.C1" office:value-type="string">
            <text:p text:style-name="P4">Idees innovadores</text:p>
          </table:table-cell>
        </table:table-row>
        <table:table-row>
          <table:table-cell table:style-name="Tabla1.A6" office:value-type="string">
            <text:p text:style-name="P2">Augment en l'esperança de vida</text:p>
          </table:table-cell>
          <table:table-cell table:style-name="Tabla1.B6" office:value-type="string">
            <text:p text:style-name="P3">Proliferació de resicències i centres de dia, serveis a domicili, serveis d'oci, cultura...</text:p>
          </table:table-cell>
          <table:table-cell table:style-name="Tabla1.C6" office:value-type="string">
            <text:p text:style-name="P3">Robòtica per a la tercera edat, aplicacions de salut per a persones majors </text:p>
          </table:table-cell>
        </table:table-row>
        <table:table-row>
          <table:table-cell table:style-name="Tabla1.A6" office:value-type="string">
            <text:p text:style-name="P3">Mes soletat</text:p>
          </table:table-cell>
          <table:table-cell table:style-name="Tabla1.B6" office:value-type="string">
            <text:p text:style-name="P3">Buscar parella per internet, xarxes socials, associacions de temps lleure i oci...</text:p>
          </table:table-cell>
          <table:table-cell table:style-name="Tabla1.C6" office:value-type="string">
            <text:p text:style-name="P3">Plataformes de xarxes socials centrades en la connectivitat emocional.</text:p>
          </table:table-cell>
        </table:table-row>
        <table:table-row>
          <table:table-cell table:style-name="Tabla1.A6" office:value-type="string">
            <text:p text:style-name="P3">Preocupació pel medi ambient</text:p>
          </table:table-cell>
          <table:table-cell table:style-name="Tabla1.B6" office:value-type="string">
            <text:p text:style-name="P3">Empreses del sector ambiental: agricultura ecològica, ecoturisme, gestió de residus..</text:p>
          </table:table-cell>
          <table:table-cell table:style-name="Tabla1.C6" office:value-type="string">
            <text:p text:style-name="P3">Tecnologies per a la monitorització i la reducció de l'impacte ambiental, <text:span text:style-name="T4">noves formes de reciclatge</text:span></text:p>
          </table:table-cell>
        </table:table-row>
        <table:table-row>
          <table:table-cell table:style-name="Tabla1.A6" office:value-type="string">
            <text:p text:style-name="P3">Noves tecnologies</text:p>
          </table:table-cell>
          <table:table-cell table:style-name="Tabla1.B6" office:value-type="string">
            <text:p text:style-name="P3">Empreses de telecomunicaions, videojocs, programació, internet, telèfons mòbils...</text:p>
          </table:table-cell>
          <table:table-cell table:style-name="Tabla1.C6" office:value-type="string">
            <text:p text:style-name="P3">Realitat virtual aplicades a la formació i l'entreteniment.</text:p>
          </table:table-cell>
        </table:table-row>
        <table:table-row>
          <table:table-cell table:style-name="Tabla1.A6" office:value-type="string">
            <text:p text:style-name="P3"/>
            <text:p text:style-name="P3">Preocupació creixent per la seguretat</text:p>
          </table:table-cell>
          <table:table-cell table:style-name="Tabla1.B6" office:value-type="string">
            <text:p text:style-name="P3"/>
            <text:p text:style-name="P3">Enviament a domicili, empreses de neteja, de rentat i planxat amb recolida i enviament a domicili, negocis 24 h...</text:p>
          </table:table-cell>
          <table:table-cell table:style-name="Tabla1.C6" office:value-type="string">
            <text:p text:style-name="P3">Sistemes de seguretat i videovigilància, serveis de ciberseguretat.</text:p>
          </table:table-cell>
        </table:table-row>
      </table:table>
      <text:list xml:id="list175242930777237" text:continue-numbering="true" text:style-name="WWNum1">
        <text:list-header>
          <text:p text:style-name="P7"/>
          <text:p text:style-name="P7"/>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 svg:font-family="'Lohit Devanagari'"/>
    <style:font-face style:name="Arial" svg:font-family="Arial"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a" fo:country="ES" style:letter-kerning="true"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Quotations" style:family="paragraph" style:parent-style-name="Standard_20__28_user_29_"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Guest </meta:initial-creator>
    <meta:editing-cycles>7</meta:editing-cycles>
    <meta:creation-date>2017-10-14T07:15:00</meta:creation-date>
    <dc:date>2023-09-21T17:52:40.874000000</dc:date>
    <meta:editing-duration>PT31M5S</meta:editing-duration>
    <meta:generator>LibreOffice/6.3.3.2$Windows_X86_64 LibreOffice_project/a64200df03143b798afd1ec74a12ab50359878ed</meta:generator>
    <meta:document-statistic meta:table-count="1" meta:image-count="0" meta:object-count="0" meta:page-count="2" meta:paragraph-count="34" meta:word-count="621" meta:character-count="3891" meta:non-whitespace-character-count="331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